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" svg:font-family="Arial" style:font-family-generic="swiss"/>
    <style:font-face style:name="Arial1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Arial" svg:font-family="Arial" style:font-family-generic="swiss"/>
    <style:font-face style:name="Arial1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Mangal1" style:font-family-complex="Manga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9T10:34:51.873000000</meta:creation-date>
    <dc:date>2016-11-09T10:36:39.568000000</dc:date>
    <meta:editing-duration>P0D</meta:editing-duration>
    <meta:editing-cycles>1</meta:editing-cycles>
    <meta:generator>LibreOffice/4.2.5.2$Windows_x86 LibreOffice_project/6ff819b65674ae6c83f3cbab9e4a4c2b292a7a94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